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20pt" fo:font-weight="bold" officeooo:rsid="001d204d" officeooo:paragraph-rsid="001d204d" style:font-size-asian="17.5pt" style:font-weight-asian="bold" style:font-size-complex="20pt" style:font-weight-complex="bold"/>
    </style:style>
    <style:style style:name="P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bold" officeooo:rsid="001d204d" officeooo:paragraph-rsid="001d204d" style:font-size-asian="8.75pt" style:font-weight-asian="bold" style:font-size-complex="10pt" style:font-weight-complex="bold"/>
    </style:style>
    <style:style style:name="P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normal" officeooo:rsid="001d204d" officeooo:paragraph-rsid="001d204d" style:font-size-asian="8.75pt" style:font-weight-asian="normal" style:font-size-complex="10pt" style:font-weight-complex="normal"/>
    </style:style>
    <style:style style:name="P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1d204d" officeooo:paragraph-rsid="001d204d" style:font-size-asian="14pt" style:font-weight-asian="bold" style:font-size-complex="16pt" style:font-weight-complex="bold"/>
    </style:style>
    <style:style style:name="P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24c655" officeooo:paragraph-rsid="0024c655" style:font-size-asian="14pt" style:font-weight-asian="bold" style:font-size-complex="16pt" style:font-weight-complex="bold"/>
    </style:style>
    <style:style style:name="P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normal" officeooo:rsid="001d204d" officeooo:paragraph-rsid="001d204d" style:font-size-asian="14pt" style:font-weight-asian="normal" style:font-size-complex="16pt" style:font-weight-complex="normal"/>
    </style:style>
    <style:style style:name="P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1d204d" style:font-size-asian="11.3500003814697pt" style:font-weight-asian="bold" style:font-size-complex="13pt" style:font-weight-complex="bold"/>
    </style:style>
    <style:style style:name="P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24c655" style:font-size-asian="11.3500003814697pt" style:font-weight-asian="bold" style:font-size-complex="13pt" style:font-weight-complex="bold"/>
    </style:style>
    <style:style style:name="P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74c5e" style:font-size-asian="11.3500003814697pt" style:font-style-asian="normal" style:font-weight-asian="normal" style:font-size-complex="13pt" style:font-style-complex="normal" style:font-weight-complex="normal"/>
    </style:style>
    <style:style style:name="P1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b0ce6" style:font-size-asian="11.3500003814697pt" style:font-style-asian="normal" style:font-weight-asian="normal" style:font-size-complex="13pt" style:font-style-complex="normal" style:font-weight-complex="normal"/>
    </style:style>
    <style:style style:name="P1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a969d" officeooo:paragraph-rsid="002a969d" style:font-size-asian="11.3500003814697pt" style:font-style-asian="normal" style:font-weight-asian="bold" style:font-size-complex="13pt" style:font-style-complex="normal" style:font-weight-complex="bold"/>
    </style:style>
    <style:style style:name="P1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74c5e" style:font-size-asian="11.3500003814697pt" style:font-style-asian="normal" style:font-weight-asian="normal" style:font-size-complex="13pt" style:font-style-complex="normal" style:font-weight-complex="normal"/>
    </style:style>
    <style:style style:name="P1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b0ce6" style:font-size-asian="11.3500003814697pt" style:font-style-asian="normal" style:font-weight-asian="normal" style:font-size-complex="13pt" style:font-style-complex="normal" style:font-weight-complex="normal"/>
    </style:style>
    <style:style style:name="P1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30c031" style:font-size-asian="11.3500003814697pt" style:font-style-asian="normal" style:font-weight-asian="normal" style:font-size-complex="13pt" style:font-style-complex="normal" style:font-weight-complex="normal"/>
    </style:style>
    <style:style style:name="P1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b0ce6" officeooo:paragraph-rsid="002b0ce6" style:font-size-asian="11.3500003814697pt" style:font-style-asian="normal" style:font-weight-asian="normal" style:font-size-complex="13pt" style:font-style-complex="normal" style:font-weight-complex="normal"/>
    </style:style>
    <style:style style:name="P1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normal" officeooo:rsid="00216706" officeooo:paragraph-rsid="001d204d" style:font-size-asian="11.3500003814697pt" style:font-weight-asian="normal" style:font-size-complex="13pt" style:font-weight-complex="normal"/>
    </style:style>
    <style:style style:name="P1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style:text-underline-style="none" fo:font-weight="normal" officeooo:rsid="0024c655" officeooo:paragraph-rsid="001d204d" style:font-size-asian="11.3500003814697pt" style:font-weight-asian="normal" style:font-size-complex="13pt" style:font-weight-complex="normal"/>
    </style:style>
    <style:style style:name="P1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2pt" fo:font-weight="bold" officeooo:rsid="001d204d" officeooo:paragraph-rsid="0024c655" style:font-size-asian="10.5pt" style:font-weight-asian="bold" style:font-size-complex="12pt" style:font-weight-complex="bold"/>
    </style:style>
    <style:style style:name="P1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fo:font-weight="normal" officeooo:rsid="0024c655" officeooo:paragraph-rsid="0024c655" style:font-size-asian="11.3500003814697pt" style:font-style-asian="italic" style:font-weight-asian="normal" style:font-size-complex="13pt" style:font-style-complex="italic" style:font-weight-complex="normal"/>
    </style:style>
    <style:style style:name="P2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4c655" officeooo:paragraph-rsid="0024c655" style:font-size-asian="11.3500003814697pt" style:font-style-asian="italic" style:font-weight-asian="normal" style:font-size-complex="13pt" style:font-style-complex="italic" style:font-weight-complex="normal"/>
    </style:style>
    <style:style style:name="P2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67bf6" officeooo:paragraph-rsid="002a45de" style:font-size-asian="11.3500003814697pt" style:font-style-asian="italic" style:font-weight-asian="normal" style:font-size-complex="13pt" style:font-style-complex="italic" style:font-weight-complex="normal"/>
    </style:style>
    <style:style style:name="P22" style:family="paragraph" style:parent-style-name="Standard">
      <style:text-properties style:font-name="Accanthis ADF Std No2" fo:font-style="italic" style:font-style-asian="italic" style:font-style-complex="italic"/>
    </style:style>
    <style:style style:name="P2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3pt" fo:font-style="normal" style:text-underline-style="none" fo:font-weight="normal" officeooo:rsid="00349a00" officeooo:paragraph-rsid="003720b0" style:font-size-asian="11.3500003814697pt" style:font-style-asian="normal" style:font-weight-asian="normal" style:font-size-complex="13pt" style:font-style-complex="normal" style:font-weight-complex="normal"/>
    </style:style>
    <style:style style:name="P24"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font-name="Arial" fo:font-size="13pt" fo:font-style="normal" style:text-underline-style="none" fo:font-weight="bold" officeooo:rsid="0040a6c9" officeooo:paragraph-rsid="0040a6c9" style:font-size-asian="11.3500003814697pt" style:font-style-asian="normal" style:font-weight-asian="bold" style:font-size-complex="13pt" style:font-style-complex="normal" style:font-weight-complex="bold"/>
    </style:style>
    <style:style style:name="P2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2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89097" style:font-size-asian="11.3500003814697pt" style:font-style-asian="normal" style:font-weight-asian="normal" style:font-size-complex="13pt" style:font-style-complex="normal" style:font-weight-complex="normal"/>
    </style:style>
    <style:style style:name="P2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e7835" style:font-size-asian="11.3500003814697pt" style:font-style-asian="normal" style:font-weight-asian="normal" style:font-size-complex="13pt" style:font-style-complex="normal" style:font-weight-complex="normal"/>
    </style:style>
    <style:style style:name="P2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2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fb8d" style:font-size-asian="11.3500003814697pt" style:font-style-asian="italic" style:font-weight-asian="normal" style:font-size-complex="13pt" style:font-style-complex="italic" style:font-weight-complex="normal"/>
    </style:style>
    <style:style style:name="P3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31" style:family="paragraph" style:parent-style-name="Standard" style:master-page-name="">
      <loext:graphic-properties draw:fill="solid" draw:fill-color="#999999" draw:fill-image-width="0cm" draw:fill-image-height="0cm"/>
      <style:paragraph-properties fo:text-align="center" style:justify-single-word="false" style:page-number="auto" fo:background-color="#999999"/>
      <style:text-properties style:font-name="Arial" fo:font-size="20pt" fo:font-weight="bold" officeooo:rsid="001d204d" officeooo:paragraph-rsid="001d204d" style:font-size-asian="17.5pt" style:font-weight-asian="bold" style:font-size-complex="20pt" style:font-weight-complex="bold"/>
    </style:style>
    <style:style style:name="P3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edbe9" officeooo:paragraph-rsid="002b0ce6" style:font-size-asian="11.3500003814697pt" style:font-style-asian="normal" style:font-weight-asian="bold" style:font-size-complex="13pt" style:font-style-complex="normal" style:font-weight-complex="bold"/>
    </style:style>
    <style:style style:name="P3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3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3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a4225" officeooo:paragraph-rsid="00389097" style:font-size-asian="11.3500003814697pt" style:font-style-asian="normal" style:font-weight-asian="normal" style:font-size-complex="13pt" style:font-style-complex="normal" style:font-weight-complex="normal"/>
    </style:style>
    <style:style style:name="P3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37"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38"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1.3500003814697pt" style:font-style-asian="normal" style:font-weight-asian="normal" style:font-size-complex="13pt" style:font-style-complex="normal" style:font-weight-complex="normal"/>
    </style:style>
    <style:style style:name="P39"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3pt" fo:font-style="normal" style:text-underline-style="none" fo:font-weight="bold" officeooo:rsid="004a3e29" officeooo:paragraph-rsid="004a3e29" style:font-size-asian="11.3500003814697pt" style:font-style-asian="normal" style:font-weight-asian="bold" style:font-size-complex="13pt" style:font-style-complex="normal" style:font-weight-complex="bold"/>
    </style:style>
    <style:style style:name="P40"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0a6c9" officeooo:paragraph-rsid="0040a6c9" style:font-size-asian="14pt" style:font-style-asian="normal" style:font-weight-asian="bold" style:font-size-complex="16pt" style:font-style-complex="normal" style:font-weight-complex="bold"/>
    </style:style>
    <style:style style:name="P4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4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fb8d" style:font-size-asian="11.3500003814697pt" style:font-style-asian="italic" style:font-weight-asian="normal" style:font-size-complex="13pt" style:font-style-complex="italic" style:font-weight-complex="normal"/>
    </style:style>
    <style:style style:name="P4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9097" style:font-size-asian="11.3500003814697pt" style:font-style-asian="italic" style:font-weight-asian="normal" style:font-size-complex="13pt" style:font-style-complex="italic" style:font-weight-complex="normal"/>
    </style:style>
    <style:style style:name="P4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a05f4" style:font-size-asian="11.3500003814697pt" style:font-style-asian="italic" style:font-weight-asian="normal" style:font-size-complex="13pt" style:font-style-complex="italic" style:font-weight-complex="normal"/>
    </style:style>
    <style:style style:name="P4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fb8d" officeooo:paragraph-rsid="00389097" style:font-size-asian="11.3500003814697pt" style:font-style-asian="italic" style:font-weight-asian="normal" style:font-size-complex="13pt" style:font-style-complex="italic" style:font-weight-complex="normal"/>
    </style:style>
    <style:style style:name="P4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4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4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4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a4225" officeooo:paragraph-rsid="003e7835" style:font-size-asian="11.3500003814697pt" style:font-style-asian="normal" style:font-weight-asian="normal" style:font-size-complex="13pt" style:font-style-complex="normal" style:font-weight-complex="normal"/>
    </style:style>
    <style:style style:name="P5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bdb3d" officeooo:paragraph-rsid="00389097" style:font-size-asian="11.3500003814697pt" style:font-style-asian="normal" style:font-weight-asian="normal" style:font-size-complex="13pt" style:font-style-complex="normal" style:font-weight-complex="normal"/>
    </style:style>
    <style:style style:name="P5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d3469" officeooo:paragraph-rsid="00389097" style:font-size-asian="11.3500003814697pt" style:font-style-asian="normal" style:font-weight-asian="normal" style:font-size-complex="13pt" style:font-style-complex="normal" style:font-weight-complex="normal"/>
    </style:style>
    <style:style style:name="P5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e40e0" officeooo:paragraph-rsid="00389097" style:font-size-asian="11.3500003814697pt" style:font-style-asian="normal" style:font-weight-asian="normal" style:font-size-complex="13pt" style:font-style-complex="normal" style:font-weight-complex="normal"/>
    </style:style>
    <style:style style:name="P5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5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6517b" style:font-size-asian="11.3500003814697pt" style:font-style-asian="normal" style:font-weight-asian="normal" style:font-size-complex="13pt" style:font-style-complex="normal" style:font-weight-complex="normal"/>
    </style:style>
    <style:style style:name="P5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6517b" officeooo:paragraph-rsid="0036517b" style:font-size-asian="11.3500003814697pt" style:font-style-asian="normal" style:font-weight-asian="normal" style:font-size-complex="13pt" style:font-style-complex="normal" style:font-weight-complex="normal"/>
    </style:style>
    <style:style style:name="P5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89097" style:font-size-asian="11.3500003814697pt" style:font-style-asian="normal" style:font-weight-asian="normal" style:font-size-complex="13pt" style:font-style-complex="normal" style:font-weight-complex="normal"/>
    </style:style>
    <style:style style:name="P57"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font-name="Arial" fo:font-size="13pt" fo:font-style="normal" style:text-underline-style="none" fo:font-weight="normal" officeooo:rsid="0030fb1f" officeooo:paragraph-rsid="00349a00" style:font-size-asian="11.3500003814697pt" style:font-style-asian="normal" style:font-weight-asian="normal" style:font-size-complex="13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323c" style:font-weight-asian="normal" style:font-weight-complex="normal"/>
    </style:style>
    <style:style style:name="T3" style:family="text">
      <style:text-properties fo:font-weight="normal" officeooo:rsid="00216706" style:font-weight-asian="normal" style:font-weight-complex="normal"/>
    </style:style>
    <style:style style:name="T4" style:family="text">
      <style:text-properties fo:font-weight="normal" officeooo:rsid="00232292" style:font-weight-asian="normal" style:font-weight-complex="normal"/>
    </style:style>
    <style:style style:name="T5" style:family="text">
      <style:text-properties fo:font-size="16pt" style:font-size-asian="14pt" style:font-size-complex="16pt"/>
    </style:style>
    <style:style style:name="T6" style:family="text">
      <style:text-properties fo:font-size="16pt" officeooo:rsid="0024c655" style:font-size-asian="14pt" style:font-size-complex="16pt"/>
    </style:style>
    <style:style style:name="T7" style:family="text">
      <style:text-properties style:text-underline-style="solid" style:text-underline-width="auto" style:text-underline-color="font-color" officeooo:rsid="0024c655"/>
    </style:style>
    <style:style style:name="T8" style:family="text">
      <style:text-properties style:text-underline-style="solid" style:text-underline-width="auto" style:text-underline-color="font-color" officeooo:rsid="002d7648"/>
    </style:style>
    <style:style style:name="T9" style:family="text">
      <style:text-properties style:text-underline-style="solid" style:text-underline-width="auto" style:text-underline-color="font-color" fo:font-weight="bold" officeooo:rsid="002edbe9" style:font-weight-asian="bold" style:font-weight-complex="bold"/>
    </style:style>
    <style:style style:name="T10" style:family="text">
      <style:text-properties style:text-underline-style="none"/>
    </style:style>
    <style:style style:name="T11" style:family="text">
      <style:text-properties style:text-underline-style="none" officeooo:rsid="00267bf6"/>
    </style:style>
    <style:style style:name="T12" style:family="text">
      <style:text-properties style:text-underline-style="none" officeooo:rsid="00290f7a"/>
    </style:style>
    <style:style style:name="T13" style:family="text">
      <style:text-properties style:text-underline-style="none" officeooo:rsid="002ba6c6"/>
    </style:style>
    <style:style style:name="T14" style:family="text">
      <style:text-properties style:text-underline-style="none" officeooo:rsid="002d7648"/>
    </style:style>
    <style:style style:name="T15" style:family="text">
      <style:text-properties style:text-underline-style="none" fo:font-weight="bold" officeooo:rsid="002edbe9" style:font-weight-asian="bold" style:font-weight-complex="bold"/>
    </style:style>
    <style:style style:name="T16" style:family="text">
      <style:text-properties style:font-name="Liberation Sans1" style:text-underline-style="none" officeooo:rsid="00290f7a"/>
    </style:style>
    <style:style style:name="T17" style:family="text">
      <style:text-properties style:text-position="super 58%" style:font-name="Liberation Sans1" style:text-underline-style="none" officeooo:rsid="002b0ce6"/>
    </style:style>
    <style:style style:name="T18" style:family="text">
      <style:text-properties style:text-position="super 58%" officeooo:rsid="003d3469"/>
    </style:style>
    <style:style style:name="T19" style:family="text">
      <style:text-properties style:text-position="super 58%" officeooo:rsid="003e40e0"/>
    </style:style>
    <style:style style:name="T20" style:family="text">
      <style:text-properties style:text-position="0% 100%"/>
    </style:style>
    <style:style style:name="T21" style:family="text">
      <style:text-properties style:text-position="0% 100%" officeooo:rsid="0031b9bc"/>
    </style:style>
    <style:style style:name="T22" style:family="text">
      <style:text-properties style:text-position="0% 100%" officeooo:rsid="00349a00"/>
    </style:style>
    <style:style style:name="T23" style:family="text">
      <style:text-properties style:text-position="0% 100%" officeooo:rsid="0036517b"/>
    </style:style>
    <style:style style:name="T24" style:family="text">
      <style:text-properties style:text-position="0% 100%" fo:font-weight="bold" officeooo:rsid="0031b9bc" style:font-weight-asian="bold" style:font-weight-complex="bold"/>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fo:font-weight="bold" officeooo:rsid="003720b0" style:font-weight-asian="bold" style:font-weight-complex="bold"/>
    </style:style>
    <style:style style:name="T27" style:family="text">
      <style:text-properties style:text-position="0% 100%" officeooo:rsid="0038fb8d"/>
    </style:style>
    <style:style style:name="T28" style:family="text">
      <style:text-properties style:text-position="0% 100%" officeooo:rsid="003a05f4"/>
    </style:style>
    <style:style style:name="T29" style:family="text">
      <style:text-properties style:text-position="0% 100%" officeooo:rsid="003a4225"/>
    </style:style>
    <style:style style:name="T30" style:family="text">
      <style:text-properties style:text-position="0% 100%" style:font-name="Arial" officeooo:rsid="003a4225"/>
    </style:style>
    <style:style style:name="T31" style:family="text">
      <style:text-properties style:text-position="0% 100%" style:font-name="Arial" officeooo:rsid="00439132"/>
    </style:style>
    <style:style style:name="T32" style:family="text">
      <style:text-properties style:text-position="0% 100%" officeooo:rsid="003bdb3d"/>
    </style:style>
    <style:style style:name="T33" style:family="text">
      <style:text-properties style:text-position="0% 100%" officeooo:rsid="003d3469"/>
    </style:style>
    <style:style style:name="T34" style:family="text">
      <style:text-properties style:text-position="0% 100%" officeooo:rsid="003e40e0"/>
    </style:style>
    <style:style style:name="T35" style:family="text">
      <style:text-properties style:text-position="0% 100%" officeooo:rsid="003f16cd"/>
    </style:style>
    <style:style style:name="T36" style:family="text">
      <style:text-properties style:text-position="0% 100%" fo:font-size="16pt" style:font-size-asian="14pt" style:font-size-complex="16pt"/>
    </style:style>
    <style:style style:name="T37" style:family="text">
      <style:text-properties style:text-position="0% 100%" fo:font-size="16pt" officeooo:rsid="0024c655" style:font-size-asian="14pt" style:font-size-complex="16pt"/>
    </style:style>
    <style:style style:name="T38" style:family="text">
      <style:text-properties officeooo:rsid="002d7648"/>
    </style:style>
    <style:style style:name="T39" style:family="text">
      <style:text-properties officeooo:rsid="002edbe9"/>
    </style:style>
    <style:style style:name="T40" style:family="text">
      <style:text-properties officeooo:rsid="00462348"/>
    </style:style>
    <style:style style:name="T41" style:family="text">
      <style:text-properties officeooo:rsid="00491976"/>
    </style:style>
    <style:style style:name="T42" style:family="text">
      <style:text-properties officeooo:rsid="004b15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ous-séquences maximales</text:p>
      <text:p text:style-name="P1"/>
      <text:p text:style-name="P2">Auteurs : <text:span text:style-name="T1">PELLETIER Sébastien, BOUDERMINE Antoine</text:span></text:p>
      <text:p text:style-name="P3">TP1 Complexité – M1 Informatique</text:p>
      <text:p text:style-name="P3"/>
      <text:p text:style-name="P6"/>
      <text:p text:style-name="P4"><text:span text:style-name="T1"><text:tab/><text:tab/></text:span>Introduction</text:p>
      <text:p text:style-name="P3"/>
      <text:p text:style-name="P3"/>
      <text:p text:style-name="P7"><text:tab/><text:span text:style-name="T1">Au cours de ces expérimentations nous allons étudier différents algorithmes permettant de déterminer la </text:span><text:span text:style-name="T2">sous séquence dont la somme des éléments est maximale, elle est appelé </text:span><text:span text:style-name="T1">sous-séquence </text:span><text:span text:style-name="T2">maximales. <text:line-break/></text:span><text:span text:style-name="T3">Nous allons ici nous intéresser à la complexité en temps </text:span><text:span text:style-name="T4">dans le pire des cas</text:span><text:span text:style-name="T3"> des algorithmes répondant à cette problématique.</text:span></text:p>
      <text:p text:style-name="P16"/>
      <text:p text:style-name="P16"/>
      <text:p text:style-name="P8"><text:span text:style-name="T3"><text:tab/><text:tab/></text:span><text:span text:style-name="T6">Algorithmes (pseudo code) utilisés</text:span></text:p>
      <text:p text:style-name="P5"/>
      <text:p text:style-name="P18"/>
      <text:p text:style-name="P7"><text:span text:style-name="T3"><text:tab/></text:span><text:span text:style-name="T8">(i) </text:span><text:span text:style-name="T7">Algorithme naïf</text:span></text:p>
      <text:p text:style-name="P17"/>
      <text:p text:style-name="P20"/>
      <text:p text:style-name="P20">ENTREE</text:p>
      <text:p text:style-name="P20"><text:tab/>t un tableau d’entier relatif</text:p>
      <text:p text:style-name="P20"><text:tab/>n la taille du tableau t</text:p>
      <text:p text:style-name="P20">VARIABLES</text:p>
      <text:p text:style-name="P20"><text:tab/>i, j, k, imax, jmax, somme_max, somme des entiers</text:p>
      <text:p text:style-name="P20"/>
      <text:p text:style-name="P20">DEBUT</text:p>
      <text:p text:style-name="P20"/>
      <text:p text:style-name="P20">somme_max = t[0]</text:p>
      <text:p text:style-name="P20">pour i = 0 i &lt; n, <text:s/>i = i + 1<text:tab/> <text:s text:c="4"/></text:p>
      <text:p text:style-name="P20"><text:tab/>pour j = i, <text:s/>j &lt; n, <text:s/>j = j + 1</text:p>
      <text:p text:style-name="P20"><text:tab/><text:tab/>somme = 0</text:p>
      <text:p text:style-name="P20"><text:tab/><text:tab/>pour k = i, k &lt; j, k = k + 1</text:p>
      <text:p text:style-name="P20"><text:tab/><text:tab/><text:tab/>somme += t[k]</text:p>
      <text:p text:style-name="P20"><text:tab/><text:tab/><text:tab/>si somme &gt; somme_max alors</text:p>
      <text:p text:style-name="P20"><text:tab/><text:tab/><text:tab/><text:tab/>somme_max = somme</text:p>
      <text:p text:style-name="P20"><text:tab/><text:tab/><text:tab/><text:tab/>imax = i</text:p>
      <text:p text:style-name="P20"><text:tab/><text:tab/><text:tab/><text:tab/>max = j</text:p>
      <text:p text:style-name="P19"><text:span text:style-name="T10"><text:tab/><text:tab/><text:tab/></text:span><text:span text:style-name="T11">fin-si</text:span></text:p>
      <text:p text:style-name="P19"><text:span text:style-name="T10"><text:tab/><text:tab/> fin-</text:span><text:span text:style-name="T11">pour</text:span></text:p>
      <text:p text:style-name="P20"><text:tab/> fin-pour</text:p>
      <text:p text:style-name="P20"><text:s text:c="2"/>fin-pour</text:p>
      <text:p text:style-name="P21">SORTIE</text:p>
      <text:p text:style-name="P21"><text:tab/>imax, jmax, somme_max</text:p>
      <text:p text:style-name="P9"><text:soft-page-break/><text:span text:style-name="T10"><text:tab/>Ici, </text:span><text:span text:style-name="T13">l</text:span><text:span text:style-name="T10">a complexité de la première boucle couplé à la deuxième produit la somme des n premiers entiers (formule : n(n-1)/2) et est donc quadratique.</text:span></text:p>
      <text:p text:style-name="P9"><text:span text:style-name="T10">la dernière boucle ajoute un passage supplémentaire </text:span><text:span text:style-name="T12">en temps linéaire</text:span><text:span text:style-name="T10"> ce qui conduit l'algorithme à avoir une complexité final cubique. </text:span><text:span text:style-name="T12">T(n)=O(n</text:span><text:span text:style-name="T16">³</text:span><text:span text:style-name="T12">)</text:span></text:p>
      <text:p text:style-name="P12"/>
      <text:p text:style-name="P12"/>
      <text:p text:style-name="P11"><text:span text:style-name="T12"><text:tab/></text:span><text:span text:style-name="T38">(ii) A</text:span>lgorithme naïf optimisé</text:p>
      <text:p text:style-name="P12"/>
      <text:p text:style-name="P22">ENTREE</text:p>
      <text:p text:style-name="P22"><text:span text:style-name="T12"><text:tab/>tab : </text:span><text:span text:style-name="T10">tableau d’entiers relatifs</text:span></text:p>
      <text:p text:style-name="P22"><text:tab/>n : taille du tableau tab</text:p>
      <text:p text:style-name="P22">VARIABLES</text:p>
      <text:p text:style-name="P22"><text:span text:style-name="T10"><text:tab/></text:span><text:span text:style-name="T12">i, j, k, l, somme_temp, somme : </text:span><text:span text:style-name="T10">entiers</text:span></text:p>
      <text:p text:style-name="P22"/>
      <text:p text:style-name="P22">DEBUT<text:tab/></text:p>
      <text:p text:style-name="P22"><text:tab/></text:p>
      <text:p text:style-name="P22"><text:tab/>pour i = 0; i &lt; n; i++</text:p>
      <text:p text:style-name="P22"><text:tab/><text:tab/>somme_temp = 0</text:p>
      <text:p text:style-name="P22"><text:tab/><text:tab/>pour j = i; j &lt; n; j++</text:p>
      <text:p text:style-name="P22"><text:tab/><text:tab/><text:tab/>somme_temp += tab[j]</text:p>
      <text:p text:style-name="P22"><text:tab/><text:tab/><text:tab/>si somme_temp &gt; somme alors</text:p>
      <text:p text:style-name="P22"><text:tab/><text:tab/><text:tab/><text:tab/>somme = semme_temp</text:p>
      <text:p text:style-name="P22"><text:tab/><text:tab/><text:tab/><text:tab/>k = i</text:p>
      <text:p text:style-name="P22"><text:tab/><text:tab/><text:tab/><text:tab/>l = j</text:p>
      <text:p text:style-name="P22"><text:tab/><text:tab/><text:tab/><text:span text:style-name="T39">fin-si</text:span></text:p>
      <text:p text:style-name="P22"><text:tab/><text:tab/><text:span text:style-name="T39">fin-pour</text:span></text:p>
      <text:p text:style-name="P22"><text:tab/><text:span text:style-name="T39">fin-pour</text:span></text:p>
      <text:p text:style-name="P22"/>
      <text:p text:style-name="P22"><text:span text:style-name="T12">S</text:span><text:span text:style-name="T10">ORTIE</text:span></text:p>
      <text:p text:style-name="P22"><text:tab/>k, l, somme</text:p>
      <text:p text:style-name="P15"/>
      <text:p text:style-name="P15"/>
      <text:p text:style-name="P10"><text:span text:style-name="T14">L</text:span><text:span text:style-name="T10">a complexité de la première boucle couplé à la deuxième produit la somme des n premiers entiers (formule : n(n-1)/2). </text:span><text:span text:style-name="T14">Cet algorithme </text:span><text:span text:style-name="T10">est donc </text:span><text:span text:style-name="T14">de complexité </text:span><text:span text:style-name="T10">quadratique. </text:span><text:span text:style-name="T12">T(n)=O(n</text:span><text:span text:style-name="T17">2</text:span><text:span text:style-name="T12">).</text:span></text:p>
      <text:p text:style-name="P13"/>
      <text:p text:style-name="P13"/>
      <text:p text:style-name="P13"/>
      <text:p text:style-name="P14"/>
      <text:p text:style-name="P13"/>
      <text:p text:style-name="P13"/>
      <text:p text:style-name="P13"/>
      <text:p text:style-name="P13"/>
      <text:p text:style-name="P13"/>
      <text:p text:style-name="P13"/>
      <text:p text:style-name="P13"/>
      <text:p text:style-name="P32"/>
      <text:p text:style-name="P10"><text:soft-page-break/><text:span text:style-name="T15"><text:tab/></text:span><text:span text:style-name="T9">(iii) Diviser pour régner</text:span></text:p>
      <text:p text:style-name="P33"/>
      <text:p text:style-name="P28"><text:span text:style-name="T21">A</text:span><text:span text:style-name="T20">LGORITHME : seq_fusion</text:span></text:p>
      <text:p text:style-name="P28"><text:span text:style-name="T21">E</text:span><text:span text:style-name="T20">NTREE</text:span></text:p>
      <text:p text:style-name="P41"><text:tab/>tab : tableau d entiers</text:p>
      <text:p text:style-name="P28"><text:span text:style-name="T20"><text:tab/></text:span><text:span text:style-name="T27">i, j des entiers</text:span></text:p>
      <text:p text:style-name="P41"><text:tab/></text:p>
      <text:p text:style-name="P41">VARIABLES</text:p>
      <text:p text:style-name="P28"><text:span text:style-name="T20"><text:tab/></text:span><text:span text:style-name="T27">sauv</text:span><text:span text:style-name="T20"> : tableau de trois entiers</text:span></text:p>
      <text:p text:style-name="P41"/>
      <text:p text:style-name="P41">DEBUT</text:p>
      <text:p text:style-name="P29"><text:span text:style-name="T21"><text:tab/></text:span><text:span text:style-name="T20">si </text:span><text:span text:style-name="T21">( i == j)</text:span></text:p>
      <text:p text:style-name="P42"><text:tab/><text:tab/>sauv[0] = tab[i]</text:p>
      <text:p text:style-name="P42"><text:tab/><text:tab/>sauv[1] = i</text:p>
      <text:p text:style-name="P42"><text:tab/><text:tab/>sauv[2] = j</text:p>
      <text:p text:style-name="P42"><text:tab/><text:tab/>return</text:p>
      <text:p text:style-name="P29"><text:span text:style-name="T21"><text:tab/></text:span><text:span text:style-name="T20">fin-si</text:span></text:p>
      <text:p text:style-name="P42"/>
      <text:p text:style-name="P29"><text:span text:style-name="T21"><text:tab/>sauv1[3], sauv2[3] </text:span><text:span text:style-name="T20">des tableaux de trois entiers</text:span></text:p>
      <text:p text:style-name="P42"/>
      <text:p text:style-name="P42"><text:tab/>seq_fusion(tab, i, (i+j)/2, sauv1)</text:p>
      <text:p text:style-name="P42"><text:tab/>seq_fusion(tab, (i+j)/2 + 1, j, sauv2)</text:p>
      <text:p text:style-name="P42"><text:tab/>fusion(tab, i, j, sauv1, sauv2, sauv)</text:p>
      <text:p text:style-name="P28"><text:span text:style-name="T21">F</text:span><text:span text:style-name="T20">IN</text:span></text:p>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8"><text:soft-page-break/><text:span text:style-name="T27">ALGORITHME : </text:span><text:span text:style-name="T21">fusion( tab, <text:s/>i, <text:s/>j, sauv1, sauv2, sauv)</text:span></text:p>
      <text:p text:style-name="P30"><text:span text:style-name="T21">E</text:span><text:span text:style-name="T20">NTREE</text:span></text:p>
      <text:p text:style-name="P46"><text:tab/>tab : tableau d’entiers</text:p>
      <text:p text:style-name="P46"><text:tab/>i, j : entiers</text:p>
      <text:p text:style-name="P46"><text:tab/>sauv1, sauv2, sauv tableau d’entiers</text:p>
      <text:p text:style-name="P30"><text:span text:style-name="T21">V</text:span><text:span text:style-name="T20">ARIABLES</text:span></text:p>
      <text:p text:style-name="P46"><text:tab/>somme, max, maxd, maxg, k, l : entiers</text:p>
      <text:p text:style-name="P43"/>
      <text:p text:style-name="P43"><text:tab/>//Calcul Pgss à gauche</text:p>
      <text:p text:style-name="P43"><text:tab/>somme = tab[ (i+j)/2 ]</text:p>
      <text:p text:style-name="P43"><text:tab/>maxg <text:s/>= tab[ (i+j)/2 ]</text:p>
      <text:p text:style-name="P43"><text:tab/>k = (i+j)/2</text:p>
      <text:p text:style-name="P28"><text:span text:style-name="T21"><text:tab/></text:span><text:span text:style-name="T28">pour</text:span><text:span text:style-name="T21">(int p = k-1; p &gt;= i; p--)</text:span></text:p>
      <text:p text:style-name="P43"><text:tab/><text:tab/>somme += tab[p]</text:p>
      <text:p text:style-name="P28"><text:span text:style-name="T21"><text:tab/><text:tab/></text:span><text:span text:style-name="T28">si</text:span><text:span text:style-name="T21">(somme &gt; maxg)</text:span></text:p>
      <text:p text:style-name="P43"><text:tab/><text:tab/><text:tab/>maxg = somme;</text:p>
      <text:p text:style-name="P43"><text:tab/><text:tab/><text:tab/>k = p</text:p>
      <text:p text:style-name="P28"><text:span text:style-name="T21"><text:tab/><text:tab/></text:span><text:span text:style-name="T28">fin-si</text:span></text:p>
      <text:p text:style-name="P28"><text:span text:style-name="T21"><text:tab/></text:span><text:span text:style-name="T28">fin-pour</text:span></text:p>
      <text:p text:style-name="P43"/>
      <text:p text:style-name="P43"/>
      <text:p text:style-name="P44"><text:tab/>//Calcul Pgss à droite</text:p>
      <text:p text:style-name="P43"><text:tab/>somme = tab[ (i+j)/2 ]</text:p>
      <text:p text:style-name="P43"><text:tab/>maxd = tab[ (i+j)/2]</text:p>
      <text:p text:style-name="P43"><text:tab/>l = (i+j)/2</text:p>
      <text:p text:style-name="P28"><text:span text:style-name="T21"><text:tab/></text:span><text:span text:style-name="T28">pour</text:span><text:span text:style-name="T21">(int p = (i+j)/2 + 1; p &lt;= j; p++)</text:span></text:p>
      <text:p text:style-name="P43"><text:tab/><text:tab/>somme += tab[p]</text:p>
      <text:p text:style-name="P28"><text:span text:style-name="T21"><text:tab/><text:tab/></text:span><text:span text:style-name="T28">si</text:span><text:span text:style-name="T21">(somme &gt; maxd)</text:span></text:p>
      <text:p text:style-name="P43"><text:tab/><text:tab/><text:tab/>maxd = somme</text:p>
      <text:p text:style-name="P43"><text:tab/><text:tab/><text:tab/>l = p</text:p>
      <text:p text:style-name="P28"><text:span text:style-name="T21"><text:tab/><text:tab/></text:span><text:span text:style-name="T28">fin-si</text:span></text:p>
      <text:p text:style-name="P28"><text:span text:style-name="T21"><text:tab/></text:span><text:span text:style-name="T28">fin-pour</text:span></text:p>
      <text:p text:style-name="P43"><text:tab/>max = maxd + maxg - tab[ (i+j)/2 ]</text:p>
      <text:p text:style-name="P28"><text:span text:style-name="T21"><text:tab/></text:span><text:span text:style-name="T28">si</text:span><text:span text:style-name="T21">(sauv1[0] &gt; sauv2[0] &amp;&amp; sauv1[0] &gt; max)</text:span></text:p>
      <text:p text:style-name="P43"><text:tab/><text:tab/>sauv[0] = sauv1[0]</text:p>
      <text:p text:style-name="P43"><text:tab/><text:tab/>sauv[1] = sauv1[1]</text:p>
      <text:p text:style-name="P43"><text:tab/><text:tab/>sauv[2] = sauv1[2]</text:p>
      <text:p text:style-name="P43"><text:tab/></text:p>
      <text:p text:style-name="P28"><text:span text:style-name="T21"><text:tab/></text:span><text:span text:style-name="T28">sinon si</text:span><text:span text:style-name="T21">(sauv2[0] &gt; sauv1[0] &amp;&amp; sauv2[0] &gt; max)</text:span></text:p>
      <text:p text:style-name="P43"><text:tab/><text:tab/>sauv[0] = sauv2[0]</text:p>
      <text:p text:style-name="P43"><text:tab/><text:tab/>sauv[1] = sauv2[1]</text:p>
      <text:p text:style-name="P43"><text:tab/><text:tab/>sauv[2] = sauv2[2]</text:p>
      <text:p text:style-name="P28"><text:span text:style-name="T21"><text:tab/></text:span><text:span text:style-name="T28">sinon</text:span></text:p>
      <text:p text:style-name="P43"><text:tab/><text:tab/>sauv[0] = max</text:p>
      <text:p text:style-name="P43"><text:tab/><text:tab/>sauv[1] = k</text:p>
      <text:p text:style-name="P43"><text:tab/><text:tab/>sauv[2] = l</text:p>
      <text:p text:style-name="P28"><text:span text:style-name="T21"><text:tab/></text:span><text:span text:style-name="T28">fin-si</text:span><text:span text:style-name="T21"><text:tab/></text:span></text:p>
      <text:p text:style-name="P47"><text:soft-page-break/></text:p>
      <text:p text:style-name="P26"><text:span text:style-name="T21"><text:tab/></text:span><text:span text:style-name="T30">Cet algorithme a une complexité en O(nlogn) typique des algorithmes reposant sur le diviser pour régner. </text:span><text:span text:style-name="T31">L’algorithme fusion sert a garder la plus grande sous-sequence maximal entre les trois possibilité (gauche, droite, contenant l’élément du milieu) </text:span></text:p>
      <text:p text:style-name="P35"/>
      <text:p text:style-name="P27"><text:span text:style-name="T30"><text:tab/></text:span><text:span text:style-name="T29">Demonstation : </text:span></text:p>
      <text:p text:style-name="P49"><text:tab/>T(n) = T(n/2) + T(n/2) + const * n</text:p>
      <text:p text:style-name="P26"><text:span text:style-name="T29"><text:tab/>avec T(n) </text:span><text:span text:style-name="T32">le temps de </text:span><text:span text:style-name="T29">la division</text:span></text:p>
      <text:p text:style-name="P26"><text:span text:style-name="T29"><text:tab/></text:span><text:span text:style-name="T32">et const * n le temps de la fusion</text:span></text:p>
      <text:p text:style-name="P50"/>
      <text:p text:style-name="P26"><text:span text:style-name="T32"><text:tab/></text:span><text:span text:style-name="T33">Donc T(n) = 2 * T(n/2) + const * n</text:span></text:p>
      <text:p text:style-name="P51"><text:tab/>= 2 * (2 * T(n/4) + const * (n/2) ) + const * n</text:p>
      <text:p text:style-name="P51"><text:tab/>= 4 * T(n/4) + 2 * const * n</text:p>
      <text:p text:style-name="P51"><text:tab/>= 4 * ( 2 * T(n/8) + const * n/4) ) + 2 * const * n</text:p>
      <text:p text:style-name="P51"><text:tab/>= 8 * T(n/8) + 3 * const * n</text:p>
      <text:p text:style-name="P26"><text:span text:style-name="T33"><text:tab/>= 2</text:span><text:span text:style-name="T18">i </text:span><text:span text:style-name="T33">* T( n/2</text:span><text:span text:style-name="T18">i </text:span><text:span text:style-name="T33">) + i * </text:span><text:span text:style-name="T34">const *</text:span><text:span text:style-name="T33"> n</text:span></text:p>
      <text:p text:style-name="P51"/>
      <text:p text:style-name="P26"><text:span text:style-name="T33"><text:tab/></text:span><text:span text:style-name="T34">avec i = log(n) </text:span><text:span text:style-name="T35">( i étant la profondeur )</text:span><text:span text:style-name="T34"> :</text:span></text:p>
      <text:p text:style-name="P26"><text:span text:style-name="T34"><text:tab/>T(n) = 2</text:span><text:span text:style-name="T19">log(n) </text:span><text:span text:style-name="T34">* T( n/2</text:span><text:span text:style-name="T19">log(n) </text:span><text:span text:style-name="T34">) + log(n) * const * n</text:span></text:p>
      <text:p text:style-name="P52"><text:tab/>= n * T(1) + const * n * log(n)</text:p>
      <text:p text:style-name="P52"><text:tab/>= n * ( 1 + log(n))</text:p>
      <text:p text:style-name="P52"><text:tab/>= n * log(n)</text:p>
      <text:p text:style-name="P47"/>
      <text:p text:style-name="P47"/>
      <text:p text:style-name="P23"><text:span text:style-name="T24"><text:tab/></text:span><text:span text:style-name="T26">(</text:span><text:span text:style-name="T25">IV)Algorithme linéaire</text:span></text:p>
      <text:p text:style-name="P36"/>
      <text:p text:style-name="P25"><text:span text:style-name="T20">E</text:span><text:span text:style-name="T23">NTREE</text:span></text:p>
      <text:p text:style-name="P53"><text:tab/>tab un tableau d’entier</text:p>
      <text:p text:style-name="P53"><text:tab/>n la taille du tableau</text:p>
      <text:p text:style-name="P53">VARIABLE</text:p>
      <text:p text:style-name="P53"><text:s text:c="7"/><text:tab/>Entiers : i = 0, k = 0, l = 0, somme_max = tab[0], somme = 0</text:p>
      <text:p text:style-name="P55">DEBUT</text:p>
      <text:p text:style-name="P55"/>
      <text:p text:style-name="P53">pour( j = 0; j &lt; n; j++)</text:p>
      <text:p text:style-name="P53"><text:tab/>somme += tab[j];</text:p>
      <text:p text:style-name="P53"><text:tab/>si( somme &gt; somme_max )</text:p>
      <text:p text:style-name="P53"><text:tab/><text:tab/>somme_max = somme;</text:p>
      <text:p text:style-name="P53"><text:tab/><text:tab/>k = i;</text:p>
      <text:p text:style-name="P53"><text:tab/><text:tab/>l = j;</text:p>
      <text:p text:style-name="P53"><text:tab/>fin-si</text:p>
      <text:p text:style-name="P53"><text:tab/>si(somme &lt; 0)</text:p>
      <text:p text:style-name="P53"><text:tab/><text:tab/>somme = 0;</text:p>
      <text:p text:style-name="P53"><text:tab/><text:tab/>i = j + 1;</text:p>
      <text:p text:style-name="P53"><text:tab/>fin-si</text:p>
      <text:p text:style-name="P54">fin-pour</text:p>
      <text:p text:style-name="P55">FIN</text:p>
      <text:p text:style-name="P54"><text:soft-page-break/>SORTIE</text:p>
      <text:p text:style-name="P54"><text:tab/>k, l, somme_max <text:s/></text:p>
      <text:p text:style-name="P48"/>
      <text:p text:style-name="P57"><text:span text:style-name="T22"><text:tab/>C</text:span><text:span text:style-name="T21">ette algorithme a </text:span><text:span text:style-name="T22">une</text:span><text:span text:style-name="T21"> complexité en O(n) </text:span><text:span text:style-name="T22">ce qui en fait le plus performant des algorithmes de recherche de sous-séquence maximal dans ce compte rendu</text:span><text:span text:style-name="T21">.</text:span></text:p>
      <text:p text:style-name="P34"/>
      <text:p text:style-name="P34"/>
      <text:p text:style-name="P34"/>
      <text:p text:style-name="P24"><text:span text:style-name="T37">I</text:span><text:span text:style-name="T36">mplémentation des algorithmes</text:span></text:p>
      <text:p text:style-name="P40"/>
      <text:p text:style-name="P40"/>
      <text:p text:style-name="P37"><text:span text:style-name="T40">L’implémentation</text:span> des algorithmes a été faite en c++</text:p>
      <text:p text:style-name="P37">Il y a un fichier par algorithme.</text:p>
      <text:p text:style-name="P37">Pour compiler: ./exec.bash</text:p>
      <text:p text:style-name="P37">./test.bash n <text:s text:c="2"/>: Effectue un test de chaque algorithmes avec un tableau de nombres <text:tab/><text:tab/> <text:s text:c="3"/>relatifs de taille n.</text:p>
      <text:p text:style-name="P37">./<text:span text:style-name="T41">plot.bash n step : Effectuer des test pour créer des graphiques.</text:span></text:p>
      <text:p text:style-name="P37"/>
      <text:p text:style-name="P37"/>
      <text:p text:style-name="P37"><text:tab/></text:p>
      <text:p text:style-name="P39"><text:span text:style-name="T6">R</text:span><text:span text:style-name="T5">ésultats</text:span></text:p>
      <text:p text:style-name="P39"><text:span text:style-name="T5"/></text:p>
      <text:p text:style-name="P39"><text:span text:style-name="T5"/></text:p>
      <text:p text:style-name="P39"><text:span text:style-name="T6"/></text:p>
      <text:p text:style-name="P39"><text:span text:style-name="T6"/></text:p>
      <text:p text:style-name="P39"><text:span text:style-name="T6">C</text:span><text:span text:style-name="T5">onclusion</text:span></text:p>
      <text:p text:style-name="P39"><text:span text:style-name="T5"/></text:p>
      <text:p text:style-name="P38"><text:tab/><text:span text:style-name="T42">On remarque avec ces données que le premier algorithme est beaucoup plus lent que les autres et que sont temps d’exécution explose avec des tailles aux alentours de 5000. Il est donc inutilisable de ce fait. L’avantage des algorithmes en temps linéaires est qu’ils sont capable de traiter des entrées mass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9999"/>
      <style:paragraph-properties fo:text-align="start" style:justify-single-word="false" fo:background-color="transparent"/>
      <style:text-properties style:font-name="Arial" fo:font-family="Arial" style:font-family-generic="swiss" fo:font-size="13pt" fo:font-style="normal" fo:font-weight="normal" officeooo:rsid="002b0ce6" style:font-size-asian="11.3500003814697pt" style:font-style-asian="normal" style:font-weight-asian="normal" style:font-size-complex="13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8:03:23.653549919</meta:creation-date>
    <meta:generator>LibreOffice/5.1.4.2$Linux_X86_64 LibreOffice_project/10m0$Build-2</meta:generator>
    <dc:date>2016-09-26T15:47:51.133744474</dc:date>
    <meta:editing-duration>PT1H51M33S</meta:editing-duration>
    <meta:editing-cycles>35</meta:editing-cycles>
    <meta:document-statistic meta:table-count="0" meta:image-count="0" meta:object-count="0" meta:page-count="6" meta:paragraph-count="166" meta:word-count="920" meta:character-count="4886" meta:non-whitespace-character-count="3895"/>
  </office:meta>
</office:document-meta>
</file>